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 text:name="code"/>import java.util.LinkedList;</text:p>
      <text:p text:style-name="Preformatted_20_Text">import java.util.Queue;</text:p>
      <text:p text:style-name="Preformatted_20_Text"/>
      <text:p text:style-name="Preformatted_20_Text">class Main {</text:p>
      <text:p text:style-name="Preformatted_20_Text"/>
      <text:p text:style-name="Preformatted_20_Text"><text:s text:c="8"/>static class QueueEntry {</text:p>
      <text:p text:style-name="Preformatted_20_Text"><text:s text:c="16"/>int vertex; // Vertex number</text:p>
      <text:p text:style-name="Preformatted_20_Text"><text:s text:c="16"/>int distance; // distance of this vertex from source</text:p>
      <text:p text:style-name="Preformatted_20_Text"><text:s text:c="8"/>};</text:p>
      <text:p text:style-name="Preformatted_20_Text"/>
      <text:p text:style-name="Preformatted_20_Text"><text:s text:c="8"/>static int MinimumDiceThrows(int board[], int N) {</text:p>
      <text:p text:style-name="Preformatted_20_Text"/>
      <text:p text:style-name="Preformatted_20_Text"><text:s text:c="16"/>boolean[] visited = new boolean[N];</text:p>
      <text:p text:style-name="Preformatted_20_Text"/>
      <text:p text:style-name="Preformatted_20_Text"><text:s text:c="16"/>for (int i = 0; i &lt; N; i++) {</text:p>
      <text:p text:style-name="Preformatted_20_Text"><text:s text:c="24"/>visited[i] = false;</text:p>
      <text:p text:style-name="Preformatted_20_Text"><text:s text:c="16"/>}</text:p>
      <text:p text:style-name="Preformatted_20_Text"/>
      <text:p text:style-name="Preformatted_20_Text"><text:s text:c="16"/>Queue&lt;QueueEntry&gt; q = new LinkedList&lt;QueueEntry&gt;();</text:p>
      <text:p text:style-name="Preformatted_20_Text"/>
      <text:p text:style-name="Preformatted_20_Text"><text:s text:c="16"/>visited[0] = true;</text:p>
      <text:p text:style-name="Preformatted_20_Text"><text:s text:c="16"/>QueueEntry s = new QueueEntry();</text:p>
      <text:p text:style-name="Preformatted_20_Text"><text:s text:c="16"/>s.distance = 0;</text:p>
      <text:p text:style-name="Preformatted_20_Text"><text:s text:c="16"/>s.vertex = 0;</text:p>
      <text:p text:style-name="Preformatted_20_Text"><text:s text:c="16"/>q.add(s);</text:p>
      <text:p text:style-name="Preformatted_20_Text"/>
      <text:p text:style-name="Preformatted_20_Text"><text:s text:c="16"/>QueueEntry qe = new QueueEntry();</text:p>
      <text:p text:style-name="Preformatted_20_Text"/>
      <text:p text:style-name="Preformatted_20_Text"><text:s text:c="16"/>while (!q.isEmpty()) {</text:p>
      <text:p text:style-name="Preformatted_20_Text"><text:s text:c="24"/></text:p>
      <text:p text:style-name="Preformatted_20_Text"><text:s text:c="24"/>qe = q.peek();</text:p>
      <text:p text:style-name="Preformatted_20_Text"><text:s text:c="24"/>int vertex = qe.vertex;</text:p>
      <text:p text:style-name="Preformatted_20_Text"/>
      <text:p text:style-name="Preformatted_20_Text"><text:s text:c="24"/>if (vertex == N - 1){</text:p>
      <text:p text:style-name="Preformatted_20_Text"><text:s text:c="32"/>break;</text:p>
      <text:p text:style-name="Preformatted_20_Text"><text:s text:c="24"/>}</text:p>
      <text:p text:style-name="Preformatted_20_Text"><text:s text:c="32"/></text:p>
      <text:p text:style-name="Preformatted_20_Text"><text:s text:c="24"/>q.remove();</text:p>
      <text:p text:style-name="Preformatted_20_Text"><text:s text:c="24"/>for (int i = vertex + 1; i &lt;= (vertex + 6) &amp;&amp; i &lt; N; ++i) {</text:p>
      <text:p text:style-name="Preformatted_20_Text"/>
      <text:p text:style-name="Preformatted_20_Text"><text:s text:c="32"/>if (visited[i] == false) {</text:p>
      <text:p text:style-name="Preformatted_20_Text"/>
      <text:p text:style-name="Preformatted_20_Text"><text:s text:c="40"/>QueueEntry cell = new QueueEntry();</text:p>
      <text:p text:style-name="Preformatted_20_Text"><text:s text:c="40"/>cell.distance = (qe.distance + 1);</text:p>
      <text:p text:style-name="Preformatted_20_Text"><text:s text:c="40"/>visited[i] = true;</text:p>
      <text:p text:style-name="Preformatted_20_Text"><text:s text:c="40"/>if (board[i] != -1){</text:p>
      <text:p text:style-name="Preformatted_20_Text"><text:s text:c="48"/></text:p>
      <text:p text:style-name="Preformatted_20_Text"><text:s text:c="48"/>cell.vertex = board[i];</text:p>
      <text:p text:style-name="Preformatted_20_Text"><text:s text:c="40"/></text:p>
      <text:p text:style-name="Preformatted_20_Text"><text:s text:c="40"/>}else{</text:p>
      <text:p text:style-name="Preformatted_20_Text"><text:s text:c="48"/></text:p>
      <text:p text:style-name="Preformatted_20_Text"><text:s text:c="48"/>cell.vertex = i;</text:p>
      <text:p text:style-name="Preformatted_20_Text"><text:s text:c="40"/></text:p>
      <text:p text:style-name="Preformatted_20_Text"><text:s text:c="40"/>}</text:p>
      <text:p text:style-name="Preformatted_20_Text"><text:s text:c="40"/>q.add(cell);</text:p>
      <text:p text:style-name="Preformatted_20_Text"><text:s text:c="40"/></text:p>
      <text:p text:style-name="Preformatted_20_Text"><text:s text:c="32"/>}</text:p>
      <text:p text:style-name="Preformatted_20_Text"><text:s text:c="24"/>}</text:p>
      <text:p text:style-name="Preformatted_20_Text"><text:s text:c="16"/>}</text:p>
      <text:p text:style-name="Preformatted_20_Text"/>
      <text:p text:style-name="Preformatted_20_Text"><text:s text:c="16"/>return qe.distance;</text:p>
      <text:p text:style-name="Preformatted_20_Text"><text:s text:c="8"/>}</text:p>
      <text:p text:style-name="Preformatted_20_Text"/>
      <text:p text:style-name="Preformatted_20_Text"><text:soft-page-break/><text:s text:c="8"/>public static void main(String[] args) {</text:p>
      <text:p text:style-name="Preformatted_20_Text"/>
      <text:p text:style-name="Preformatted_20_Text"><text:s text:c="16"/>int N = 30; // number of cells</text:p>
      <text:p text:style-name="Preformatted_20_Text"><text:s text:c="16"/>int[] board = new int[N];</text:p>
      <text:p text:style-name="Preformatted_20_Text"><text:s text:c="16"/>for (int i = 0; i &lt; N; i++)</text:p>
      <text:p text:style-name="Preformatted_20_Text"><text:s text:c="24"/>board[i] = -1;</text:p>
      <text:p text:style-name="Preformatted_20_Text"/>
      <text:p text:style-name="Preformatted_20_Text"><text:s text:c="16"/>// Ladders</text:p>
      <text:p text:style-name="Preformatted_20_Text"><text:s text:c="16"/>board[2] = 21;</text:p>
      <text:p text:style-name="Preformatted_20_Text"><text:s text:c="16"/>board[4] = 7;</text:p>
      <text:p text:style-name="Preformatted_20_Text"><text:s text:c="16"/>board[10] = 25;</text:p>
      <text:p text:style-name="Preformatted_20_Text"><text:s text:c="16"/>board[19] = 28;</text:p>
      <text:p text:style-name="Preformatted_20_Text"/>
      <text:p text:style-name="Preformatted_20_Text"><text:s text:c="16"/>// Snakes</text:p>
      <text:p text:style-name="Preformatted_20_Text"><text:s text:c="16"/>board[26] = 0;</text:p>
      <text:p text:style-name="Preformatted_20_Text"><text:s text:c="16"/>board[20] = 8;</text:p>
      <text:p text:style-name="Preformatted_20_Text"><text:s text:c="16"/>board[16] = 3;</text:p>
      <text:p text:style-name="Preformatted_20_Text"><text:s text:c="16"/>board[18] = 6;</text:p>
      <text:p text:style-name="Preformatted_20_Text"/>
      <text:p text:style-name="Preformatted_20_Text"><text:s text:c="16"/>System.out.println("Minimum number of controlled dice throws are: "</text:p>
      <text:p text:style-name="Preformatted_20_Text"><text:s text:c="32"/>+ MinimumDiceThrows(board, N));</text:p>
      <text:p text:style-name="Preformatted_20_Text"/>
      <text:p text:style-name="Preformatted_20_Text"><text:s text:c="8"/>}</text:p>
      <text:p text:style-name="Preformatted_20_Text"/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9:18:19.320061633</meta:creation-date>
    <dc:date>2016-12-02T19:18:43.207792266</dc:date>
    <meta:editing-duration>P0D</meta:editing-duration>
    <meta:editing-cycles>1</meta:editing-cycles>
    <meta:document-statistic meta:table-count="0" meta:image-count="0" meta:object-count="0" meta:page-count="2" meta:paragraph-count="68" meta:word-count="223" meta:character-count="2718" meta:non-whitespace-character-count="1052"/>
    <meta:generator>LibreOffice/4.2.8.2$Linux_X86_64 LibreOffice_project/420m0$Build-2</meta:generator>
  </office:meta>
</office:document-meta>
</file>